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683b68" officeooo:paragraph-rsid="00683b68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Fira Code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Fira Code" fo:font-size="13pt" fo:font-weight="bold" officeooo:rsid="007f0d64" officeooo:paragraph-rsid="007f0d64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Fira Code Retina" fo:font-weight="normal" officeooo:rsid="007f0d64" officeooo:paragraph-rsid="006af56c" style:font-weight-asian="normal" style:font-weight-complex="normal"/>
    </style:style>
    <style:style style:name="P5" style:family="paragraph" style:parent-style-name="Standard">
      <style:text-properties style:font-name="Fira Code Retina" fo:font-weight="normal" officeooo:rsid="007f0d64" officeooo:paragraph-rsid="007f0d64" style:font-weight-asian="normal" style:font-weight-complex="normal"/>
    </style:style>
    <style:style style:name="P6" style:family="paragraph" style:parent-style-name="Standard">
      <style:text-properties style:font-name="Fira Code Retina" fo:font-weight="normal" officeooo:rsid="00821339" officeooo:paragraph-rsid="00821339" style:font-weight-asian="normal" style:font-weight-complex="normal"/>
    </style:style>
    <style:style style:name="P7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 Retina" fo:font-size="10pt" fo:font-weight="normal" officeooo:rsid="007f0d64" officeooo:paragraph-rsid="007f0d64" fo:background-color="#1e1e1e" style:font-size-asian="10pt" style:font-weight-asian="normal" style:font-size-complex="10pt" style:font-weight-complex="normal"/>
    </style:style>
    <style:style style:name="P8" style:family="paragraph" style:parent-style-name="Standard">
      <loext:graphic-properties draw:fill="solid" draw:fill-color="#1c1c1c"/>
      <style:paragraph-properties style:line-height-at-least="0.503cm" fo:background-color="#1c1c1c"/>
      <style:text-properties style:font-name="Fira Code Retina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" fo:font-size="10pt" fo:font-weight="normal" fo:background-color="#1e1e1e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style:line-height-at-least="0.503cm"/>
      <style:text-properties fo:color="#c5c8c6" loext:opacity="100%" style:font-name="Fira Code Retina1" fo:font-size="10.5pt" fo:font-weight="normal" fo:background-color="#1e1e1e"/>
    </style:style>
    <style:style style:name="P11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" fo:font-size="10pt" fo:font-weight="normal" fo:background-color="#1e1e1e" style:font-size-asian="10pt" style:font-size-complex="10pt"/>
    </style:style>
    <style:style style:name="P12" style:family="paragraph" style:parent-style-name="Standard">
      <loext:graphic-properties draw:fill="solid" draw:fill-color="#1c1c1c"/>
      <style:paragraph-properties style:line-height-at-least="0.503cm" fo:background-color="#1c1c1c"/>
      <style:text-properties style:font-name="Fira Code Retina" fo:font-size="10pt" style:font-size-asian="10pt" style:font-size-complex="10pt"/>
    </style:style>
    <style:style style:name="P13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" fo:font-size="10pt" fo:background-color="#1e1e1e" style:font-size-asian="10pt" style:font-size-complex="10pt"/>
    </style:style>
    <style:style style:name="P14" style:family="paragraph" style:parent-style-name="Standard">
      <style:text-properties style:font-name="Fira Code Retina" fo:font-weight="normal" officeooo:rsid="007f0d64" officeooo:paragraph-rsid="007f34d6" style:font-weight-asian="normal" style:font-weight-complex="normal"/>
    </style:style>
    <style:style style:name="P15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style:font-name="Fira Code Retina" fo:font-weight="normal"/>
    </style:style>
    <style:style style:name="T1" style:family="text">
      <style:text-properties fo:font-variant="normal" fo:text-transform="none" fo:color="#000000" loext:opacity="100%" fo:font-size="12pt" fo:letter-spacing="normal" fo:font-style="normal" style:font-size-asian="12pt" style:font-size-complex="12pt"/>
    </style:style>
    <style:style style:name="T2" style:family="text">
      <style:text-properties fo:font-variant="normal" fo:text-transform="none" fo:color="#9872a2" loext:opacity="100%" fo:letter-spacing="normal" fo:font-style="normal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color="#6089b4" loext:opacity="100%" fo:letter-spacing="normal" fo:font-style="normal"/>
    </style:style>
    <style:style style:name="T5" style:family="text">
      <style:text-properties fo:font-variant="normal" fo:text-transform="none" fo:color="#9aa83a" loext:opacity="100%" fo:letter-spacing="normal" fo:font-style="normal"/>
    </style:style>
    <style:style style:name="T6" style:family="text">
      <style:text-properties fo:color="#9b0000" loext:opacity="100%"/>
    </style:style>
    <style:style style:name="T7" style:family="text">
      <style:text-properties fo:color="#9872a2" loext:opacity="100%"/>
    </style:style>
    <style:style style:name="T8" style:family="text">
      <style:text-properties fo:color="#9aa83a" loext:opacity="100%"/>
    </style:style>
    <style:style style:name="T9" style:family="text">
      <style:text-properties fo:color="#676867" loext:opacity="100%"/>
    </style:style>
    <style:style style:name="T10" style:family="text">
      <style:text-properties fo:color="#c7444a" loext:opacity="100%"/>
    </style:style>
    <style:style style:name="T11" style:family="text">
      <style:text-properties fo:color="#ce6700" loext:opacity="100%"/>
    </style:style>
    <style:style style:name="T12" style:family="text">
      <style:text-properties fo:color="#6089b4" loext:opacity="100%"/>
    </style:style>
    <style:style style:name="T13" style:family="text">
      <style:text-properties fo:font-variant="normal" fo:text-transform="none" fo:color="#000000" loext:opacity="100%" fo:font-size="12pt" fo:letter-spacing="normal" fo:font-style="normal" officeooo:rsid="007f34d6" style:font-size-asian="12pt" style:font-size-complex="12pt"/>
    </style:style>
    <style:style style:name="T14" style:family="text">
      <style:text-properties fo:color="#9872a2" loext:opacity="100%" fo:font-weight="normal"/>
    </style:style>
    <style:style style:name="T15" style:family="text">
      <style:text-properties fo:font-weight="normal"/>
    </style:style>
    <style:style style:name="T16" style:family="text">
      <style:text-properties fo:color="#9aa83a" loext:opacity="100%" fo:font-weight="normal"/>
    </style:style>
    <style:style style:name="T17" style:family="text">
      <style:text-properties fo:color="#676867" loext:opacity="100%" fo:font-weight="normal"/>
    </style:style>
    <style:style style:name="T18" style:family="text">
      <style:text-properties fo:color="#c7444a" loext:opacity="100%" fo:font-weight="normal"/>
    </style:style>
    <style:style style:name="T19" style:family="text">
      <style:text-properties fo:color="#6089b4" loext:opacity="100%" fo:font-weight="normal"/>
    </style:style>
    <style:style style:name="T20" style:family="text">
      <style:text-properties fo:color="#9b0000" loext:opacity="100%" fo:font-weight="normal"/>
    </style:style>
    <style:style style:name="T21" style:family="text">
      <style:text-properties fo:color="#ce6700" loext:opacity="100%" fo:font-weight="normal"/>
    </style:style>
    <style:style style:name="T22" style:family="text">
      <style:text-properties fo:font-variant="normal" fo:text-transform="none" fo:color="#d0b344" loext:opacity="100%" fo:letter-spacing="normal" fo:font-style="normal"/>
    </style:style>
    <style:style style:name="T23" style:family="text">
      <style:text-properties fo:color="#d0b344" loext:opacity="100%" fo:font-weight="normal"/>
    </style:style>
    <style:style style:name="T24" style:family="text">
      <style:text-properties fo:color="#6089b4" loext:opacity="100%" fo:font-size="10pt" fo:background-color="#1e1e1e" loext:char-shading-value="0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r el listado desde el servicio</text:p>
      <text:p text:style-name="P2"/>
      <text:p text:style-name="P3">Código modificado</text:p>
      <text:p text:style-name="P4"><text:span text:style-name="T1"/></text:p>
      <text:p text:style-name="P5"><text:span text:style-name="T1">gifs.service.ts</text:span></text:p>
      <text:p text:style-name="P6"><text:span text:style-name="T1">He añadido el if para que no permita contenido vacío a la hora de buscar.</text:span></text:p>
      <text:p text:style-name="P5"><text:span text:style-name="T1"/></text:p>
      <text:p text:style-name="P7"><text:span text:style-name="T2">import</text:span><text:span text:style-name="T3"> { </text:span><text:span text:style-name="T4">Injectable</text:span><text:span text:style-name="T3"> } </text:span><text:span text:style-name="T2">from</text:span><text:span text:style-name="T3"> </text:span><text:span text:style-name="T5">'@angular/core'</text:span><text:span text:style-name="T3">;</text:span></text:p>
      <text:p text:style-name="P8"/>
      <text:p text:style-name="P9">@<text:span text:style-name="T6">Injectable</text:span>({</text:p>
      <text:p text:style-name="P9">  <text:span text:style-name="T7">providedIn</text:span>: <text:span text:style-name="T8">'root'</text:span></text:p>
      <text:p text:style-name="P9">})</text:p>
      <text:p text:style-name="P9"><text:span text:style-name="T7">export</text:span> <text:span text:style-name="T7">class</text:span> <text:span text:style-name="T6">GifsService</text:span> {</text:p>
      <text:p text:style-name="P8"/>
      <text:p text:style-name="P9">  <text:span text:style-name="T7">private</text:span> <text:span text:style-name="T7">_historialEtiquetas</text:span><text:span text:style-name="T9">:</text:span> <text:span text:style-name="T10">string</text:span>[] <text:span text:style-name="T9">=</text:span> [];</text:p>
      <text:p text:style-name="P8"/>
      <text:p text:style-name="P9">  <text:span text:style-name="T7">get</text:span> <text:span text:style-name="T7">historialEtiquetas</text:span>() {</text:p>
      <text:p text:style-name="P9">    <text:span text:style-name="T7">return</text:span> [<text:span text:style-name="T9">...</text:span><text:span text:style-name="T10">this</text:span>.<text:span text:style-name="T7">_historialEtiquetas</text:span>];</text:p>
      <text:p text:style-name="P9">  }</text:p>
      <text:p text:style-name="P8"/>
      <text:p text:style-name="P9">  <text:span text:style-name="T11">buscarEtiqueta</text:span>(<text:span text:style-name="T12">etiqueta</text:span><text:span text:style-name="T9">:</text:span> <text:span text:style-name="T10">string</text:span>)<text:span text:style-name="T9">:</text:span> <text:span text:style-name="T10">void</text:span> {</text:p>
      <text:p text:style-name="P9">    <text:span text:style-name="T7">if</text:span>(<text:span text:style-name="T9">!</text:span><text:span text:style-name="T12">etiqueta</text:span>) {</text:p>
      <text:p text:style-name="P9">      <text:span text:style-name="T7">return</text:span>;</text:p>
      <text:p text:style-name="P9">    }</text:p>
      <text:p text:style-name="P9">    <text:span text:style-name="T10">this</text:span>.<text:span text:style-name="T7">_historialEtiquetas</text:span>.<text:span text:style-name="T11">unshift</text:span>(<text:span text:style-name="T12">etiqueta</text:span>);</text:p>
      <text:p text:style-name="P9">    <text:span text:style-name="T10">console</text:span>.<text:span text:style-name="T11">log</text:span>(<text:span text:style-name="T10">this</text:span>.<text:span text:style-name="T7">historialEtiquetas</text:span>);</text:p>
      <text:p text:style-name="P9">  }</text:p>
      <text:p text:style-name="P8"/>
      <text:p text:style-name="P9">  <text:span text:style-name="T7">constructor</text:span>() { }</text:p>
      <text:p text:style-name="P9">}</text:p>
      <text:p text:style-name="P10"/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oft-page-break/><text:span text:style-name="T13">sidebar.component</text:span><text:span text:style-name="T1">.ts</text:span></text:p>
      <text:p text:style-name="P6"><text:span text:style-name="T1">Editamos el componente del sidebar para que tenga un array etiquetas, creamos el gifsService y declaramos un getter del historial y una función para buscar etiquetas.</text:span></text:p>
      <text:p text:style-name="P5"><text:span text:style-name="T1"/></text:p>
      <text:p text:style-name="P7"><text:span text:style-name="T2">import</text:span><text:span text:style-name="T3"> { </text:span><text:span text:style-name="T4">Component</text:span><text:span text:style-name="T3"> } </text:span><text:span text:style-name="T2">from</text:span><text:span text:style-name="T3"> </text:span><text:span text:style-name="T5">'@angular/core'</text:span><text:span text:style-name="T3">;</text:span></text:p>
      <text:p text:style-name="P11"><text:span text:style-name="T7">import</text:span> { <text:span text:style-name="T12">GifsService</text:span> } <text:span text:style-name="T7">from</text:span> <text:span text:style-name="T8">'src/app/gifs/services/gifs.service'</text:span>;</text:p>
      <text:p text:style-name="P12"/>
      <text:p text:style-name="P11">@<text:span text:style-name="T6">Component</text:span>({</text:p>
      <text:p text:style-name="P13">  <text:span text:style-name="T14">selector</text:span><text:span text:style-name="T15">: </text:span><text:span text:style-name="T16">'shared-sidebar'</text:span><text:span text:style-name="T15">,</text:span></text:p>
      <text:p text:style-name="P13">  <text:span text:style-name="T14">templateUrl</text:span><text:span text:style-name="T15">: </text:span><text:span text:style-name="T16">'./sidebar.component.html'</text:span><text:span text:style-name="T15">,</text:span></text:p>
      <text:p text:style-name="P13">  <text:span text:style-name="T14">styleUrls</text:span><text:span text:style-name="T15">: [</text:span><text:span text:style-name="T16">'./sidebar.component.css'</text:span><text:span text:style-name="T15">]</text:span></text:p>
      <text:p text:style-name="P11">})</text:p>
      <text:p text:style-name="P11"><text:span text:style-name="T7">export</text:span> <text:span text:style-name="T7">class</text:span> <text:span text:style-name="T6">SidebarComponent</text:span> {</text:p>
      <text:p text:style-name="P12"/>
      <text:p text:style-name="P13">  <text:span text:style-name="T14">etiquetas</text:span><text:span text:style-name="T17">:</text:span><text:span text:style-name="T15"> </text:span><text:span text:style-name="T18">string</text:span><text:span text:style-name="T15">[] </text:span><text:span text:style-name="T17">=</text:span><text:span text:style-name="T15"> [];</text:span></text:p>
      <text:p text:style-name="P12"/>
      <text:p text:style-name="P13">  <text:span text:style-name="T14">constructor</text:span><text:span text:style-name="T15">(</text:span><text:span text:style-name="T14">private</text:span><text:span text:style-name="T15"> </text:span><text:span text:style-name="T19">gifsService</text:span><text:span text:style-name="T17">:</text:span><text:span text:style-name="T15"> </text:span><text:span text:style-name="T20">GifsService</text:span><text:span text:style-name="T15">) { }</text:span></text:p>
      <text:p text:style-name="P12"/>
      <text:p text:style-name="P13">  <text:span text:style-name="T14">get</text:span><text:span text:style-name="T15"> </text:span><text:span text:style-name="T14">historialEtiquetas</text:span><text:span text:style-name="T15">()</text:span><text:span text:style-name="T17">:</text:span><text:span text:style-name="T15"> </text:span><text:span text:style-name="T18">string</text:span><text:span text:style-name="T15">[] {</text:span></text:p>
      <text:p text:style-name="P13">    <text:span text:style-name="T14">return</text:span><text:span text:style-name="T15"> </text:span><text:span text:style-name="T18">this</text:span><text:span text:style-name="T15">.</text:span><text:span text:style-name="T14">gifsService</text:span><text:span text:style-name="T15">.</text:span><text:span text:style-name="T14">historialEtiquetas</text:span><text:span text:style-name="T15">;</text:span></text:p>
      <text:p text:style-name="P13">  <text:span text:style-name="T15">}</text:span></text:p>
      <text:p text:style-name="P12"/>
      <text:p text:style-name="P13">  <text:span text:style-name="T21">buscarEtiqueta</text:span><text:span text:style-name="T15">(</text:span><text:span text:style-name="T19">etiqueta</text:span><text:span text:style-name="T17">:</text:span><text:span text:style-name="T15"> </text:span><text:span text:style-name="T18">string</text:span><text:span text:style-name="T15">) </text:span><text:span text:style-name="T17">:</text:span><text:span text:style-name="T15"> </text:span><text:span text:style-name="T18">void</text:span><text:span text:style-name="T15"> {</text:span></text:p>
      <text:p text:style-name="P13">    <text:span text:style-name="T18">this</text:span><text:span text:style-name="T15">.</text:span><text:span text:style-name="T14">gifsService</text:span><text:span text:style-name="T15">.</text:span><text:span text:style-name="T21">buscarEtiqueta</text:span><text:span text:style-name="T15">(</text:span><text:span text:style-name="T19">etiqueta</text:span><text:span text:style-name="T15">);</text:span></text:p>
      <text:p text:style-name="P13">  <text:span text:style-name="T15">}</text:span></text:p>
      <text:p text:style-name="P11">}</text:p>
      <text:p text:style-name="P10"/>
      <text:p text:style-name="P14"><text:span text:style-name="T13">sidebar.component</text:span><text:span text:style-name="T1">.</text:span><text:span text:style-name="T13">html</text:span></text:p>
      <text:p text:style-name="P6"><text:span text:style-name="T1">En el html, con un ngFor mostramos las etiquetas, y hacemos que reaccionen al click.</text:span></text:p>
      <text:p text:style-name="P5"><text:span text:style-name="T1"/></text:p>
      <text:p text:style-name="P7"><text:span text:style-name="T4">&lt;div</text:span><text:span text:style-name="T22"> class=</text:span><text:span text:style-name="T5">"bg-dark border-right p-3"</text:span><text:span text:style-name="T22"> id=</text:span><text:span text:style-name="T5">"sidebar"</text:span><text:span text:style-name="T4">&gt;</text:span></text:p>
      <text:p text:style-name="P13">  <text:span text:style-name="T19">&lt;h3</text:span><text:span text:style-name="T23"> class=</text:span><text:span text:style-name="T16">"text-light"</text:span><text:span text:style-name="T19">&gt;</text:span><text:span text:style-name="T15">Gifs App</text:span><text:span text:style-name="T19">&lt;/h3&gt;</text:span></text:p>
      <text:p text:style-name="P13">  <text:span text:style-name="T19">&lt;hr&gt;</text:span></text:p>
      <text:p text:style-name="P13">  <text:span text:style-name="T19">&lt;div</text:span><text:span text:style-name="T23"> class=</text:span><text:span text:style-name="T16">"list-group list-reset"</text:span><text:span text:style-name="T23"> *ngFor=</text:span><text:span text:style-name="T16">"</text:span><text:span text:style-name="T14">let</text:span><text:span text:style-name="T23"> </text:span><text:span text:style-name="T19">etiqueta</text:span><text:span text:style-name="T23"> </text:span><text:span text:style-name="T17">of</text:span><text:span text:style-name="T23"> </text:span><text:span text:style-name="T19">historialEtiquetas</text:span><text:span text:style-name="T16">"</text:span><text:span text:style-name="T19">&gt;</text:span></text:p>
      <text:p text:style-name="P13">    <text:span text:style-name="T19">&lt;button</text:span><text:span text:style-name="T23"> class=</text:span><text:span text:style-name="T16">"list-group-item list-group-item-action"</text:span><text:span text:style-name="T23"> (click)=</text:span><text:span text:style-name="T16">"</text:span><text:span text:style-name="T21">buscarEtiqueta</text:span><text:span text:style-name="T23">(</text:span><text:span text:style-name="T19">etiqueta</text:span><text:span text:style-name="T23">)</text:span><text:span text:style-name="T16">"</text:span><text:span text:style-name="T19">&gt;</text:span></text:p>
      <text:p text:style-name="P13">      <text:span text:style-name="T15">{{ </text:span><text:span text:style-name="T19">etiqueta</text:span><text:span text:style-name="T15"> }}</text:span></text:p>
      <text:p text:style-name="P13">    <text:span text:style-name="T19">&lt;/button&gt;</text:span></text:p>
      <text:p text:style-name="P13">  <text:span text:style-name="T19">&lt;/div&gt;</text:span></text:p>
      <text:p text:style-name="P15"><text:span text:style-name="T24">&lt;/div&gt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1-15T19:44:14.375000204">15/01/25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1-15T19:44:14.325000000</dc:date>
    <meta:editing-duration>PT8H14M57S</meta:editing-duration>
    <meta:editing-cycles>93</meta:editing-cycles>
    <meta:generator>LibreOffice/24.8.4.2$Windows_X86_64 LibreOffice_project/bb3cfa12c7b1bf994ecc5649a80400d06cd71002</meta:generator>
    <meta:print-date>2024-11-06T12:55:43.008000000</meta:print-date>
    <meta:printed-by>Archivos PDF</meta:printed-by>
    <meta:document-statistic meta:table-count="0" meta:image-count="0" meta:object-count="0" meta:page-count="2" meta:paragraph-count="55" meta:word-count="188" meta:character-count="1737" meta:non-whitespace-character-count="1516"/>
  </office:meta>
</office:document-meta>
</file>